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-Past-title">
      <style:graphic-properties draw:auto-grow-height="true" fo:min-height="3cm"/>
      <style:paragraph-properties style:writing-mode="lr-tb"/>
    </style:style>
    <style:style style:name="pr2" style:family="presentation" style:parent-style-name="Blue-P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-Past-title">
      <style:graphic-properties draw:auto-grow-height="true" fo:min-height="1.328cm"/>
      <style:paragraph-properties style:writing-mode="lr-tb"/>
    </style:style>
    <style:style style:name="pr4" style:family="presentation" style:parent-style-name="Blue-Past-outline1">
      <style:graphic-properties fo:min-height="5.576cm"/>
      <style:paragraph-properties style:writing-mode="lr-tb"/>
    </style:style>
    <style:style style:name="pr5" style:family="presentation" style:parent-style-name="Blue-Present-title">
      <style:graphic-properties draw:auto-grow-height="true" fo:min-height="1.328cm"/>
      <style:paragraph-properties style:writing-mode="lr-tb"/>
    </style:style>
    <style:style style:name="pr6" style:family="presentation" style:parent-style-name="Blue-Present-outline1">
      <style:graphic-properties fo:min-height="5.576cm"/>
      <style:paragraph-properties style:writing-mode="lr-tb"/>
    </style:style>
    <style:style style:name="pr7" style:family="presentation" style:parent-style-name="Blue-Presen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-Future-title">
      <style:graphic-properties draw:auto-grow-height="true" fo:min-height="1.328cm"/>
      <style:paragraph-properties style:writing-mode="lr-tb"/>
    </style:style>
    <style:style style:name="pr9" style:family="presentation" style:parent-style-name="Blue-Future-outline1">
      <style:graphic-properties fo:min-height="5.576cm"/>
      <style:paragraph-properties style:writing-mode="lr-tb"/>
    </style:style>
    <style:style style:name="pr10" style:family="presentation" style:parent-style-name="Blue-Futur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-Past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27cm" svg:y="4.44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-Past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-Present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presentation:style-name="pr6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-Future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placeholder="true">
          <draw:text-box/>
        </draw:frame>
        <draw:frame presentation:style-name="pr9" draw:text-style-name="P1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over-background" style:display-name="Blue_Cover-background" style:family="presentation">
      <style:graphic-properties draw:stroke="none" draw:fill="none"/>
      <style:text-properties style:letter-kerning="true"/>
    </style:style>
    <style:style style:name="Blue_5f_Cover-backgroundobjects" style:display-name="Blue_Cover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over-notes" style:display-name="Blue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over-outline1" style:display-name="Blue_Cover-outline1" style:family="presentation">
      <style:graphic-properties draw:stroke="none" draw:fill="none" draw:auto-grow-height="false" draw:fit-to-size="false" style:shrink-to-fit="true" draw:shadow-color="#000000">
        <text:list-style style:name="Blue_5f_Cover-outline1" style:display-name="Blue_Cover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over-outline2" style:display-name="Blue_Cover-outline2" style:family="presentation" style:parent-style-name="Blue_5f_Cover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over-outline3" style:display-name="Blue_Cover-outline3" style:family="presentation" style:parent-style-name="Blue_5f_Cover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over-outline4" style:display-name="Blue_Cover-outline4" style:family="presentation" style:parent-style-name="Blue_5f_Cover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over-outline5" style:display-name="Blue_Cover-outline5" style:family="presentation" style:parent-style-name="Blue_5f_Cover-outline4">
      <style:paragraph-properties fo:margin-left="0cm" fo:margin-right="0cm" fo:margin-top="0.074cm" fo:margin-bottom="0cm" fo:text-indent="0cm"/>
    </style:style>
    <style:style style:name="Blue_5f_Cover-outline6" style:display-name="Blue_Cover-outline6" style:family="presentation" style:parent-style-name="Blue_5f_Cover-outline5"/>
    <style:style style:name="Blue_5f_Cover-outline7" style:display-name="Blue_Cover-outline7" style:family="presentation" style:parent-style-name="Blue_5f_Cover-outline6"/>
    <style:style style:name="Blue_5f_Cover-outline8" style:display-name="Blue_Cover-outline8" style:family="presentation" style:parent-style-name="Blue_5f_Cover-outline7"/>
    <style:style style:name="Blue_5f_Cover-outline9" style:display-name="Blue_Cover-outline9" style:family="presentation" style:parent-style-name="Blue_5f_Cover-outline8"/>
    <style:style style:name="Blue_5f_Cover-subtitle" style:display-name="Blue_Cover-subtitle" style:family="presentation">
      <style:graphic-properties draw:stroke="none" draw:fill="none" draw:textarea-vertical-align="middle">
        <text:list-style style:name="Blue_5f_Cover-subtitle" style:display-name="Blue_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over-title" style:display-name="Blue_Cover-title" style:family="presentation">
      <style:graphic-properties draw:stroke="none" draw:fill="none" draw:textarea-vertical-align="middle">
        <text:list-style style:name="Blue_5f_Cover-title" style:display-name="Blue_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-Past-background" style:family="presentation">
      <style:graphic-properties draw:stroke="none" draw:fill="none"/>
      <style:text-properties style:letter-kerning="true"/>
    </style:style>
    <style:style style:name="Blue-Pas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-P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Past-outline1" style:family="presentation">
      <style:graphic-properties draw:stroke="none" draw:fill="none" draw:auto-grow-height="false" draw:fit-to-size="false" style:shrink-to-fit="false">
        <text:list-style style:name="Blue-Past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Past-outline2" style:family="presentation" style:parent-style-name="Blue-Past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-Past-outline3" style:family="presentation" style:parent-style-name="Blue-Past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-Past-outline4" style:family="presentation" style:parent-style-name="Blue-Past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-Past-outline5" style:family="presentation" style:parent-style-name="Blue-Past-outline4">
      <style:paragraph-properties fo:margin-left="0cm" fo:margin-right="0cm" fo:margin-top="0.074cm" fo:margin-bottom="0cm" fo:text-indent="0cm"/>
    </style:style>
    <style:style style:name="Blue-Past-outline6" style:family="presentation" style:parent-style-name="Blue-Past-outline5"/>
    <style:style style:name="Blue-Past-outline7" style:family="presentation" style:parent-style-name="Blue-Past-outline6"/>
    <style:style style:name="Blue-Past-outline8" style:family="presentation" style:parent-style-name="Blue-Past-outline7"/>
    <style:style style:name="Blue-Past-outline9" style:family="presentation" style:parent-style-name="Blue-Past-outline8"/>
    <style:style style:name="Blue-Past-subtitle" style:family="presentation">
      <style:graphic-properties draw:stroke="none" draw:fill="none" draw:textarea-vertical-align="middle">
        <text:list-style style:name="Blue-P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Past-title" style:family="presentation">
      <style:graphic-properties draw:stroke="none" draw:fill="none" draw:textarea-vertical-align="middle">
        <text:list-style style:name="Blue-P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-Present-background" style:family="presentation">
      <style:graphic-properties draw:stroke="none" draw:fill="none"/>
      <style:text-properties style:letter-kerning="true"/>
    </style:style>
    <style:style style:name="Blue-Presen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-Pres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Present-outline1" style:family="presentation">
      <style:graphic-properties draw:stroke="none" draw:fill="none" draw:auto-grow-height="false" draw:fit-to-size="false" style:shrink-to-fit="false">
        <text:list-style style:name="Blue-Present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Present-outline2" style:family="presentation" style:parent-style-name="Blue-Present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-Present-outline3" style:family="presentation" style:parent-style-name="Blue-Present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-Present-outline4" style:family="presentation" style:parent-style-name="Blue-Present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-Present-outline5" style:family="presentation" style:parent-style-name="Blue-Present-outline4">
      <style:paragraph-properties fo:margin-left="0cm" fo:margin-right="0cm" fo:margin-top="0.074cm" fo:margin-bottom="0cm" fo:text-indent="0cm"/>
    </style:style>
    <style:style style:name="Blue-Present-outline6" style:family="presentation" style:parent-style-name="Blue-Present-outline5"/>
    <style:style style:name="Blue-Present-outline7" style:family="presentation" style:parent-style-name="Blue-Present-outline6"/>
    <style:style style:name="Blue-Present-outline8" style:family="presentation" style:parent-style-name="Blue-Present-outline7"/>
    <style:style style:name="Blue-Present-outline9" style:family="presentation" style:parent-style-name="Blue-Present-outline8"/>
    <style:style style:name="Blue-Present-subtitle" style:family="presentation">
      <style:graphic-properties draw:stroke="none" draw:fill="none" draw:textarea-vertical-align="middle">
        <text:list-style style:name="Blue-Pres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Present-title" style:family="presentation">
      <style:graphic-properties draw:stroke="none" draw:fill="none" draw:textarea-vertical-align="middle">
        <text:list-style style:name="Blue-Pres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-Future-background" style:family="presentation">
      <style:graphic-properties draw:stroke="none" draw:fill="none"/>
      <style:text-properties style:letter-kerning="true"/>
    </style:style>
    <style:style style:name="Blue-Future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-Fu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Future-outline1" style:family="presentation">
      <style:graphic-properties draw:stroke="none" draw:fill="none" draw:auto-grow-height="false" draw:fit-to-size="false" style:shrink-to-fit="false">
        <text:list-style style:name="Blue-Futur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-Future-outline2" style:family="presentation" style:parent-style-name="Blue-Futur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-Future-outline3" style:family="presentation" style:parent-style-name="Blue-Futur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-Future-outline4" style:family="presentation" style:parent-style-name="Blue-Futur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-Future-outline5" style:family="presentation" style:parent-style-name="Blue-Future-outline4">
      <style:paragraph-properties fo:margin-left="0cm" fo:margin-right="0cm" fo:margin-top="0.074cm" fo:margin-bottom="0cm" fo:text-indent="0cm"/>
    </style:style>
    <style:style style:name="Blue-Future-outline6" style:family="presentation" style:parent-style-name="Blue-Future-outline5"/>
    <style:style style:name="Blue-Future-outline7" style:family="presentation" style:parent-style-name="Blue-Future-outline6"/>
    <style:style style:name="Blue-Future-outline8" style:family="presentation" style:parent-style-name="Blue-Future-outline7"/>
    <style:style style:name="Blue-Future-outline9" style:family="presentation" style:parent-style-name="Blue-Future-outline8"/>
    <style:style style:name="Blue-Future-subtitle" style:family="presentation">
      <style:graphic-properties draw:stroke="none" draw:fill="none" draw:textarea-vertical-align="middle">
        <text:list-style style:name="Blue-Fu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Future-title" style:family="presentation">
      <style:graphic-properties draw:stroke="none" draw:fill="none" draw:textarea-vertical-align="middle">
        <text:list-style style:name="Blue-Fu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ov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ov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ov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-Pa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-P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-P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-Presen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-Pres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-Pres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-Futur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-Fu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-Fu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style:writing-mode="lr-tb"/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MP10" style:family="paragraph">
      <loext:graphic-properties draw:fill="none" draw:fill-color="#ffffff"/>
      <style:paragraph-properties style:writing-mode="lr-tb"/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over" style:display-name="Blue_Cover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over-title" draw:layer="backgroundobjects" svg:width="25cm" svg:height="3cm" svg:x="1.4cm" svg:y="3.35cm" presentation:class="title" presentation:placeholder="true">
        <draw:text-box/>
      </draw:frame>
      <draw:frame presentation:style-name="Blue_5f_Cover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over-title" draw:layer="backgroundobjects" svg:width="14.848cm" svg:height="11.136cm" svg:x="3.075cm" svg:y="2.257cm" presentation:class="page"/>
        <draw:frame presentation:style-name="Blue_5f_Cov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Past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-Past-title" draw:layer="backgroundobjects" svg:width="26cm" svg:height="1.328cm" svg:x="1cm" svg:y="0.5cm" presentation:class="title" presentation:placeholder="true">
        <draw:text-box/>
      </draw:frame>
      <draw:frame presentation:style-name="Blue-Past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0" draw:layer="backgroundobjects" svg:width="6.5cm" svg:height="1cm" svg:x="1cm" svg:y="14.5cm" presentation:class="date-time">
        <draw:text-box>
          <text:p text:style-name="MP9"><text:span text:style-name="MT2">Past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Past-title" draw:layer="backgroundobjects" svg:width="14.848cm" svg:height="11.136cm" svg:x="3.075cm" svg:y="2.257cm" presentation:class="page"/>
        <draw:frame presentation:style-name="Blue-Pas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Present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-Present-title" draw:layer="backgroundobjects" svg:width="26cm" svg:height="1.328cm" svg:x="1cm" svg:y="0.5cm" presentation:class="title" presentation:placeholder="true">
        <draw:text-box/>
      </draw:frame>
      <draw:frame presentation:style-name="Blue-Present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10" draw:layer="backgroundobjects" svg:width="6.5cm" svg:height="1cm" svg:x="1cm" svg:y="14.5cm" presentation:class="date-time">
        <draw:text-box>
          <text:p text:style-name="MP9"><text:span text:style-name="MT2">Present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Present-title" draw:layer="backgroundobjects" svg:width="14.848cm" svg:height="11.136cm" svg:x="3.075cm" svg:y="2.257cm" presentation:class="page"/>
        <draw:frame presentation:style-name="Blue-Pres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Future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-Future-title" draw:layer="backgroundobjects" svg:width="26cm" svg:height="1.328cm" svg:x="1cm" svg:y="0.5cm" presentation:class="title" presentation:placeholder="true">
        <draw:text-box/>
      </draw:frame>
      <draw:frame presentation:style-name="Blue-Future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10" draw:layer="backgroundobjects" svg:width="6.5cm" svg:height="1cm" svg:x="1cm" svg:y="14.5cm" presentation:class="date-time">
        <draw:text-box>
          <text:p text:style-name="MP9"><text:span text:style-name="MT2">Future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Future-title" draw:layer="backgroundobjects" svg:width="14.848cm" svg:height="11.136cm" svg:x="3.075cm" svg:y="2.257cm" presentation:class="page"/>
        <draw:frame presentation:style-name="Blue-Futu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3T15:56:57.962409169</meta:creation-date>
    <meta:editing-duration>PT16M13S</meta:editing-duration>
    <meta:editing-cycles>5</meta:editing-cycles>
    <meta:generator>LibreOffice/7.3.7.2$Linux_X86_64 LibreOffice_project/30$Build-2</meta:generator>
    <dc:title>Blue Curve</dc:title>
    <dc:date>2024-11-03T16:14:15.893496615</dc:date>
    <meta:document-statistic meta:object-count="73"/>
  </office:meta>
</office:document-meta>
</file>